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41.1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st_1_b_rrt_results_in_straight_section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float" office:value="6.55519" calcext:value-type="float">
            <text:p>6.55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40" calcext:value-type="float">
            <text:p>48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.60849" calcext:value-type="float">
            <text:p>6.60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12" calcext:value-type="float">
            <text:p>45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.52685" calcext:value-type="float">
            <text:p>6.52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88" calcext:value-type="float">
            <text:p>46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.58305" calcext:value-type="float">
            <text:p>6.58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42" calcext:value-type="float">
            <text:p>47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.54145" calcext:value-type="float">
            <text:p>6.54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8" calcext:value-type="float">
            <text:p>4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.61164" calcext:value-type="float">
            <text:p>6.61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74" calcext:value-type="float">
            <text:p>46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.5812" calcext:value-type="float">
            <text:p>6.5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87" calcext:value-type="float">
            <text:p>47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.60909" calcext:value-type="float">
            <text:p>6.60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13" calcext:value-type="float">
            <text:p>47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.56897" calcext:value-type="float">
            <text:p>6.56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57" calcext:value-type="float">
            <text:p>47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.5612" calcext:value-type="float">
            <text:p>6.5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83" calcext:value-type="float">
            <text:p>47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.62308" calcext:value-type="float">
            <text:p>6.62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5" calcext:value-type="float">
            <text:p>46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.49505" calcext:value-type="float">
            <text:p>6.49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55" calcext:value-type="float">
            <text:p>45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.54116" calcext:value-type="float">
            <text:p>6.54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75" calcext:value-type="float">
            <text:p>47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.50549" calcext:value-type="float">
            <text:p>6.50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64" calcext:value-type="float">
            <text:p>46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.60374" calcext:value-type="float">
            <text:p>6.60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08" calcext:value-type="float">
            <text:p>46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.49583" calcext:value-type="float">
            <text:p>6.49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10" calcext:value-type="float">
            <text:p>48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148979" calcext:value-type="float">
            <text:p>0.148979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69" calcext:value-type="float">
            <text:p>169</text:p>
          </table:table-cell>
          <table:table-cell office:value-type="float" office:value="3714" calcext:value-type="float">
            <text:p>3714</text:p>
          </table:table-cell>
          <table:table-cell office:value-type="float" office:value="187580" calcext:value-type="float">
            <text:p>187580</text:p>
          </table:table-cell>
          <table:table-cell table:number-columns-repeated="2"/>
        </table:table-row>
        <table:table-row table:style-name="ro1">
          <table:table-cell office:value-type="float" office:value="0.176978" calcext:value-type="float">
            <text:p>0.176978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46" calcext:value-type="float">
            <text:p>146</text:p>
          </table:table-cell>
          <table:table-cell office:value-type="float" office:value="7952" calcext:value-type="float">
            <text:p>7952</text:p>
          </table:table-cell>
          <table:table-cell office:value-type="float" office:value="384182" calcext:value-type="float">
            <text:p>384182</text:p>
          </table:table-cell>
          <table:table-cell table:number-columns-repeated="2"/>
        </table:table-row>
        <table:table-row table:style-name="ro1">
          <table:table-cell office:value-type="float" office:value="0.153204" calcext:value-type="float">
            <text:p>0.153204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46" calcext:value-type="float">
            <text:p>146</text:p>
          </table:table-cell>
          <table:table-cell office:value-type="float" office:value="22436" calcext:value-type="float">
            <text:p>22436</text:p>
          </table:table-cell>
          <table:table-cell office:value-type="float" office:value="964950" calcext:value-type="float">
            <text:p>964950</text:p>
          </table:table-cell>
          <table:table-cell table:number-columns-repeated="2"/>
        </table:table-row>
        <table:table-row table:style-name="ro1">
          <table:table-cell office:value-type="float" office:value="0.179852" calcext:value-type="float">
            <text:p>0.179852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51" calcext:value-type="float">
            <text:p>151</text:p>
          </table:table-cell>
          <table:table-cell office:value-type="float" office:value="18140" calcext:value-type="float">
            <text:p>18140</text:p>
          </table:table-cell>
          <table:table-cell office:value-type="float" office:value="622290" calcext:value-type="float">
            <text:p>622290</text:p>
          </table:table-cell>
          <table:table-cell table:number-columns-repeated="2"/>
        </table:table-row>
        <table:table-row table:style-name="ro1">
          <table:table-cell office:value-type="float" office:value="0.163074" calcext:value-type="float">
            <text:p>0.163074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44" calcext:value-type="float">
            <text:p>144</text:p>
          </table:table-cell>
          <table:table-cell office:value-type="float" office:value="13878" calcext:value-type="float">
            <text:p>13878</text:p>
          </table:table-cell>
          <table:table-cell office:value-type="float" office:value="340202" calcext:value-type="float">
            <text:p>340202</text:p>
          </table:table-cell>
          <table:table-cell table:number-columns-repeated="2"/>
        </table:table-row>
        <table:table-row table:style-name="ro1">
          <table:table-cell office:value-type="float" office:value="0.167061" calcext:value-type="float">
            <text:p>0.167061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55" calcext:value-type="float">
            <text:p>155</text:p>
          </table:table-cell>
          <table:table-cell office:value-type="float" office:value="10454" calcext:value-type="float">
            <text:p>10454</text:p>
          </table:table-cell>
          <table:table-cell office:value-type="float" office:value="303222" calcext:value-type="float">
            <text:p>303222</text:p>
          </table:table-cell>
          <table:table-cell table:number-columns-repeated="2"/>
        </table:table-row>
        <table:table-row table:style-name="ro1">
          <table:table-cell office:value-type="float" office:value="0.166984" calcext:value-type="float">
            <text:p>0.166984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55" calcext:value-type="float">
            <text:p>155</text:p>
          </table:table-cell>
          <table:table-cell office:value-type="float" office:value="20228" calcext:value-type="float">
            <text:p>20228</text:p>
          </table:table-cell>
          <table:table-cell office:value-type="float" office:value="883358" calcext:value-type="float">
            <text:p>883358</text:p>
          </table:table-cell>
          <table:table-cell table:number-columns-repeated="2"/>
        </table:table-row>
        <table:table-row table:style-name="ro1">
          <table:table-cell office:value-type="float" office:value="0.189482" calcext:value-type="float">
            <text:p>0.189482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64" calcext:value-type="float">
            <text:p>164</text:p>
          </table:table-cell>
          <table:table-cell office:value-type="float" office:value="18690" calcext:value-type="float">
            <text:p>18690</text:p>
          </table:table-cell>
          <table:table-cell office:value-type="float" office:value="704090" calcext:value-type="float">
            <text:p>704090</text:p>
          </table:table-cell>
          <table:table-cell table:number-columns-repeated="2"/>
        </table:table-row>
        <table:table-row table:style-name="ro1">
          <table:table-cell office:value-type="float" office:value="0.139295" calcext:value-type="float">
            <text:p>0.139295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50" calcext:value-type="float">
            <text:p>150</text:p>
          </table:table-cell>
          <table:table-cell office:value-type="float" office:value="18508" calcext:value-type="float">
            <text:p>18508</text:p>
          </table:table-cell>
          <table:table-cell office:value-type="float" office:value="844594" calcext:value-type="float">
            <text:p>844594</text:p>
          </table:table-cell>
          <table:table-cell table:number-columns-repeated="2"/>
        </table:table-row>
        <table:table-row table:style-name="ro1">
          <table:table-cell office:value-type="float" office:value="0.188451" calcext:value-type="float">
            <text:p>0.188451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46" calcext:value-type="float">
            <text:p>146</text:p>
          </table:table-cell>
          <table:table-cell office:value-type="float" office:value="22432" calcext:value-type="float">
            <text:p>22432</text:p>
          </table:table-cell>
          <table:table-cell office:value-type="float" office:value="879656" calcext:value-type="float">
            <text:p>879656</text:p>
          </table:table-cell>
          <table:table-cell table:number-columns-repeated="2"/>
        </table:table-row>
        <table:table-row table:style-name="ro1">
          <table:table-cell office:value-type="float" office:value="0.145245" calcext:value-type="float">
            <text:p>0.145245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57" calcext:value-type="float">
            <text:p>157</text:p>
          </table:table-cell>
          <table:table-cell office:value-type="float" office:value="15306" calcext:value-type="float">
            <text:p>15306</text:p>
          </table:table-cell>
          <table:table-cell office:value-type="float" office:value="598150" calcext:value-type="float">
            <text:p>598150</text:p>
          </table:table-cell>
          <table:table-cell table:number-columns-repeated="2"/>
        </table:table-row>
        <table:table-row table:style-name="ro1">
          <table:table-cell office:value-type="float" office:value="0.158716" calcext:value-type="float">
            <text:p>0.158716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60" calcext:value-type="float">
            <text:p>160</text:p>
          </table:table-cell>
          <table:table-cell office:value-type="float" office:value="11832" calcext:value-type="float">
            <text:p>11832</text:p>
          </table:table-cell>
          <table:table-cell office:value-type="float" office:value="697018" calcext:value-type="float">
            <text:p>697018</text:p>
          </table:table-cell>
          <table:table-cell table:number-columns-repeated="2"/>
        </table:table-row>
        <table:table-row table:style-name="ro1">
          <table:table-cell office:value-type="float" office:value="0.165487" calcext:value-type="float">
            <text:p>0.165487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56" calcext:value-type="float">
            <text:p>156</text:p>
          </table:table-cell>
          <table:table-cell office:value-type="float" office:value="14448" calcext:value-type="float">
            <text:p>14448</text:p>
          </table:table-cell>
          <table:table-cell office:value-type="float" office:value="670866" calcext:value-type="float">
            <text:p>670866</text:p>
          </table:table-cell>
          <table:table-cell table:number-columns-repeated="2"/>
        </table:table-row>
        <table:table-row table:style-name="ro1">
          <table:table-cell office:value-type="float" office:value="0.158593" calcext:value-type="float">
            <text:p>0.158593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57" calcext:value-type="float">
            <text:p>157</text:p>
          </table:table-cell>
          <table:table-cell office:value-type="float" office:value="17572" calcext:value-type="float">
            <text:p>17572</text:p>
          </table:table-cell>
          <table:table-cell office:value-type="float" office:value="711550" calcext:value-type="float">
            <text:p>711550</text:p>
          </table:table-cell>
          <table:table-cell table:number-columns-repeated="2"/>
        </table:table-row>
        <table:table-row table:style-name="ro1">
          <table:table-cell office:value-type="float" office:value="0.159139" calcext:value-type="float">
            <text:p>0.159139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59" calcext:value-type="float">
            <text:p>159</text:p>
          </table:table-cell>
          <table:table-cell office:value-type="float" office:value="12780" calcext:value-type="float">
            <text:p>12780</text:p>
          </table:table-cell>
          <table:table-cell office:value-type="float" office:value="613234" calcext:value-type="float">
            <text:p>613234</text:p>
          </table:table-cell>
          <table:table-cell table:number-columns-repeated="2"/>
        </table:table-row>
        <table:table-row table:style-name="ro1">
          <table:table-cell office:value-type="float" office:value="0.140063" calcext:value-type="float">
            <text:p>0.140063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51" calcext:value-type="float">
            <text:p>151</text:p>
          </table:table-cell>
          <table:table-cell office:value-type="float" office:value="5302" calcext:value-type="float">
            <text:p>5302</text:p>
          </table:table-cell>
          <table:table-cell office:value-type="float" office:value="268896" calcext:value-type="float">
            <text:p>268896</text:p>
          </table:table-cell>
          <table:table-cell table:number-columns-repeated="2"/>
        </table:table-row>
        <table:table-row table:style-name="ro1">
          <table:table-cell office:value-type="float" office:value="0.192533" calcext:value-type="float">
            <text:p>0.192533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66" calcext:value-type="float">
            <text:p>166</text:p>
          </table:table-cell>
          <table:table-cell office:value-type="float" office:value="19340" calcext:value-type="float">
            <text:p>19340</text:p>
          </table:table-cell>
          <table:table-cell office:value-type="float" office:value="776396" calcext:value-type="float">
            <text:p>776396</text:p>
          </table:table-cell>
          <table:table-cell table:number-columns-repeated="2"/>
        </table:table-row>
        <table:table-row table:style-name="ro1">
          <table:table-cell office:value-type="float" office:value="0.171451" calcext:value-type="float">
            <text:p>0.171451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70" calcext:value-type="float">
            <text:p>170</text:p>
          </table:table-cell>
          <table:table-cell office:value-type="float" office:value="3468" calcext:value-type="float">
            <text:p>3468</text:p>
          </table:table-cell>
          <table:table-cell office:value-type="float" office:value="77012" calcext:value-type="float">
            <text:p>77012</text:p>
          </table:table-cell>
          <table:table-cell table:number-columns-repeated="2"/>
        </table:table-row>
        <table:table-row table:style-name="ro1">
          <table:table-cell office:value-type="float" office:value="0.16644" calcext:value-type="float">
            <text:p>0.16644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61" calcext:value-type="float">
            <text:p>161</text:p>
          </table:table-cell>
          <table:table-cell office:value-type="float" office:value="10818" calcext:value-type="float">
            <text:p>10818</text:p>
          </table:table-cell>
          <table:table-cell office:value-type="float" office:value="532494" calcext:value-type="float">
            <text:p>532494</text:p>
          </table:table-cell>
          <table:table-cell table:number-columns-repeated="2"/>
        </table:table-row>
        <table:table-row table:style-name="ro1">
          <table:table-cell office:value-type="float" office:value="0.158867" calcext:value-type="float">
            <text:p>0.158867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55" calcext:value-type="float">
            <text:p>155</text:p>
          </table:table-cell>
          <table:table-cell office:value-type="float" office:value="19794" calcext:value-type="float">
            <text:p>19794</text:p>
          </table:table-cell>
          <table:table-cell office:value-type="float" office:value="799868" calcext:value-type="float">
            <text:p>799868</text:p>
          </table:table-cell>
          <table:table-cell table:number-columns-repeated="2"/>
        </table:table-row>
        <table:table-row table:style-name="ro1">
          <table:table-cell office:value-type="float" office:value="0.163138" calcext:value-type="float">
            <text:p>0.163138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59" calcext:value-type="float">
            <text:p>159</text:p>
          </table:table-cell>
          <table:table-cell office:value-type="float" office:value="15294" calcext:value-type="float">
            <text:p>15294</text:p>
          </table:table-cell>
          <table:table-cell office:value-type="float" office:value="694858" calcext:value-type="float">
            <text:p>694858</text:p>
          </table:table-cell>
          <table:table-cell table:number-columns-repeated="2"/>
        </table:table-row>
        <table:table-row table:style-name="ro1">
          <table:table-cell office:value-type="float" office:value="0.183502" calcext:value-type="float">
            <text:p>0.183502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65" calcext:value-type="float">
            <text:p>165</text:p>
          </table:table-cell>
          <table:table-cell office:value-type="float" office:value="8652" calcext:value-type="float">
            <text:p>8652</text:p>
          </table:table-cell>
          <table:table-cell office:value-type="float" office:value="335192" calcext:value-type="float">
            <text:p>335192</text:p>
          </table:table-cell>
          <table:table-cell table:number-columns-repeated="2"/>
        </table:table-row>
        <table:table-row table:style-name="ro1">
          <table:table-cell office:value-type="float" office:value="0.169112" calcext:value-type="float">
            <text:p>0.169112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65" calcext:value-type="float">
            <text:p>165</text:p>
          </table:table-cell>
          <table:table-cell office:value-type="float" office:value="21188" calcext:value-type="float">
            <text:p>21188</text:p>
          </table:table-cell>
          <table:table-cell office:value-type="float" office:value="902650" calcext:value-type="float">
            <text:p>902650</text:p>
          </table:table-cell>
          <table:table-cell table:number-columns-repeated="2"/>
        </table:table-row>
        <table:table-row table:style-name="ro1">
          <table:table-cell office:value-type="float" office:value="0.192222" calcext:value-type="float">
            <text:p>0.192222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55" calcext:value-type="float">
            <text:p>155</text:p>
          </table:table-cell>
          <table:table-cell office:value-type="float" office:value="19056" calcext:value-type="float">
            <text:p>19056</text:p>
          </table:table-cell>
          <table:table-cell office:value-type="float" office:value="794352" calcext:value-type="float">
            <text:p>794352</text:p>
          </table:table-cell>
          <table:table-cell table:number-columns-repeated="2"/>
        </table:table-row>
        <table:table-row table:style-name="ro1">
          <table:table-cell office:value-type="float" office:value="0.166378" calcext:value-type="float">
            <text:p>0.166378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60" calcext:value-type="float">
            <text:p>160</text:p>
          </table:table-cell>
          <table:table-cell office:value-type="float" office:value="21528" calcext:value-type="float">
            <text:p>21528</text:p>
          </table:table-cell>
          <table:table-cell office:value-type="float" office:value="828022" calcext:value-type="float">
            <text:p>828022</text:p>
          </table:table-cell>
          <table:table-cell table:number-columns-repeated="2"/>
        </table:table-row>
        <table:table-row table:style-name="ro1">
          <table:table-cell office:value-type="float" office:value="0.191976" calcext:value-type="float">
            <text:p>0.191976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64" calcext:value-type="float">
            <text:p>164</text:p>
          </table:table-cell>
          <table:table-cell office:value-type="float" office:value="14994" calcext:value-type="float">
            <text:p>14994</text:p>
          </table:table-cell>
          <table:table-cell office:value-type="float" office:value="472398" calcext:value-type="float">
            <text:p>472398</text:p>
          </table:table-cell>
          <table:table-cell table:number-columns-repeated="2"/>
        </table:table-row>
        <table:table-row table:style-name="ro1">
          <table:table-cell office:value-type="float" office:value="0.16778" calcext:value-type="float">
            <text:p>0.16778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55" calcext:value-type="float">
            <text:p>155</text:p>
          </table:table-cell>
          <table:table-cell office:value-type="float" office:value="870" calcext:value-type="float">
            <text:p>870</text:p>
          </table:table-cell>
          <table:table-cell office:value-type="float" office:value="28796" calcext:value-type="float">
            <text:p>28796</text:p>
          </table:table-cell>
          <table:table-cell table:number-columns-repeated="2"/>
        </table:table-row>
        <table:table-row table:style-name="ro1">
          <table:table-cell office:value-type="float" office:value="0.14275" calcext:value-type="float">
            <text:p>0.14275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59" calcext:value-type="float">
            <text:p>159</text:p>
          </table:table-cell>
          <table:table-cell office:value-type="float" office:value="13422" calcext:value-type="float">
            <text:p>13422</text:p>
          </table:table-cell>
          <table:table-cell office:value-type="float" office:value="617810" calcext:value-type="float">
            <text:p>617810</text:p>
          </table:table-cell>
          <table:table-cell table:number-columns-repeated="2"/>
        </table:table-row>
        <table:table-row table:style-name="ro1">
          <table:table-cell office:value-type="float" office:value="0.17933" calcext:value-type="float">
            <text:p>0.17933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55" calcext:value-type="float">
            <text:p>155</text:p>
          </table:table-cell>
          <table:table-cell office:value-type="float" office:value="18884" calcext:value-type="float">
            <text:p>18884</text:p>
          </table:table-cell>
          <table:table-cell office:value-type="float" office:value="801820" calcext:value-type="float">
            <text:p>801820</text:p>
          </table:table-cell>
          <table:table-cell table:number-columns-repeated="2"/>
        </table:table-row>
        <table:table-row table:style-name="ro1">
          <table:table-cell office:value-type="float" office:value="0.19367" calcext:value-type="float">
            <text:p>0.19367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3906" calcext:value-type="float">
            <text:p>3906</text:p>
          </table:table-cell>
          <table:table-cell office:value-type="float" office:value="148058" calcext:value-type="float">
            <text:p>148058</text:p>
          </table:table-cell>
          <table:table-cell table:number-columns-repeated="2"/>
        </table:table-row>
        <table:table-row table:style-name="ro1">
          <table:table-cell office:value-type="float" office:value="0.19191" calcext:value-type="float">
            <text:p>0.19191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67" calcext:value-type="float">
            <text:p>167</text:p>
          </table:table-cell>
          <table:table-cell office:value-type="float" office:value="5432" calcext:value-type="float">
            <text:p>5432</text:p>
          </table:table-cell>
          <table:table-cell office:value-type="float" office:value="163146" calcext:value-type="float">
            <text:p>163146</text:p>
          </table:table-cell>
          <table:table-cell table:number-columns-repeated="2"/>
        </table:table-row>
        <table:table-row table:style-name="ro1">
          <table:table-cell office:value-type="float" office:value="0.190748" calcext:value-type="float">
            <text:p>0.190748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69" calcext:value-type="float">
            <text:p>169</text:p>
          </table:table-cell>
          <table:table-cell office:value-type="float" office:value="752" calcext:value-type="float">
            <text:p>752</text:p>
          </table:table-cell>
          <table:table-cell office:value-type="float" office:value="24346" calcext:value-type="float">
            <text:p>24346</text:p>
          </table:table-cell>
          <table:table-cell table:number-columns-repeated="2"/>
        </table:table-row>
        <table:table-row table:style-name="ro1">
          <table:table-cell office:value-type="float" office:value="0.194129" calcext:value-type="float">
            <text:p>0.194129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55" calcext:value-type="float">
            <text:p>155</text:p>
          </table:table-cell>
          <table:table-cell office:value-type="float" office:value="18740" calcext:value-type="float">
            <text:p>18740</text:p>
          </table:table-cell>
          <table:table-cell office:value-type="float" office:value="735424" calcext:value-type="float">
            <text:p>735424</text:p>
          </table:table-cell>
          <table:table-cell table:number-columns-repeated="2"/>
        </table:table-row>
        <table:table-row table:style-name="ro1">
          <table:table-cell office:value-type="float" office:value="0.187017" calcext:value-type="float">
            <text:p>0.187017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55" calcext:value-type="float">
            <text:p>155</text:p>
          </table:table-cell>
          <table:table-cell office:value-type="float" office:value="7730" calcext:value-type="float">
            <text:p>7730</text:p>
          </table:table-cell>
          <table:table-cell office:value-type="float" office:value="288724" calcext:value-type="float">
            <text:p>288724</text:p>
          </table:table-cell>
          <table:table-cell table:number-columns-repeated="2"/>
        </table:table-row>
        <table:table-row table:style-name="ro1">
          <table:table-cell office:value-type="float" office:value="0.179693" calcext:value-type="float">
            <text:p>0.179693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60" calcext:value-type="float">
            <text:p>160</text:p>
          </table:table-cell>
          <table:table-cell office:value-type="float" office:value="11832" calcext:value-type="float">
            <text:p>11832</text:p>
          </table:table-cell>
          <table:table-cell office:value-type="float" office:value="371748" calcext:value-type="float">
            <text:p>371748</text:p>
          </table:table-cell>
          <table:table-cell table:number-columns-repeated="2"/>
        </table:table-row>
        <table:table-row table:style-name="ro1">
          <table:table-cell office:value-type="float" office:value="0.188453" calcext:value-type="float">
            <text:p>0.188453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10424" calcext:value-type="float">
            <text:p>10424</text:p>
          </table:table-cell>
          <table:table-cell office:value-type="float" office:value="503668" calcext:value-type="float">
            <text:p>503668</text:p>
          </table:table-cell>
          <table:table-cell table:number-columns-repeated="2"/>
        </table:table-row>
        <table:table-row table:style-name="ro1">
          <table:table-cell office:value-type="float" office:value="0.178029" calcext:value-type="float">
            <text:p>0.178029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60" calcext:value-type="float">
            <text:p>160</text:p>
          </table:table-cell>
          <table:table-cell office:value-type="float" office:value="9784" calcext:value-type="float">
            <text:p>9784</text:p>
          </table:table-cell>
          <table:table-cell office:value-type="float" office:value="311542" calcext:value-type="float">
            <text:p>311542</text:p>
          </table:table-cell>
          <table:table-cell table:number-columns-repeated="2"/>
        </table:table-row>
        <table:table-row table:style-name="ro1">
          <table:table-cell office:value-type="float" office:value="0.190714" calcext:value-type="float">
            <text:p>0.190714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70" calcext:value-type="float">
            <text:p>170</text:p>
          </table:table-cell>
          <table:table-cell office:value-type="float" office:value="6356" calcext:value-type="float">
            <text:p>6356</text:p>
          </table:table-cell>
          <table:table-cell office:value-type="float" office:value="264862" calcext:value-type="float">
            <text:p>264862</text:p>
          </table:table-cell>
          <table:table-cell table:number-columns-repeated="2"/>
        </table:table-row>
        <table:table-row table:style-name="ro1">
          <table:table-cell office:value-type="float" office:value="0.181394" calcext:value-type="float">
            <text:p>0.181394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58" calcext:value-type="float">
            <text:p>158</text:p>
          </table:table-cell>
          <table:table-cell office:value-type="float" office:value="19542" calcext:value-type="float">
            <text:p>19542</text:p>
          </table:table-cell>
          <table:table-cell office:value-type="float" office:value="646924" calcext:value-type="float">
            <text:p>646924</text:p>
          </table:table-cell>
          <table:table-cell table:number-columns-repeated="2"/>
        </table:table-row>
        <table:table-row table:style-name="ro1">
          <table:table-cell office:value-type="float" office:value="0.188237" calcext:value-type="float">
            <text:p>0.188237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53" calcext:value-type="float">
            <text:p>153</text:p>
          </table:table-cell>
          <table:table-cell office:value-type="float" office:value="15880" calcext:value-type="float">
            <text:p>15880</text:p>
          </table:table-cell>
          <table:table-cell office:value-type="float" office:value="672690" calcext:value-type="float">
            <text:p>672690</text:p>
          </table:table-cell>
          <table:table-cell table:number-columns-repeated="2"/>
        </table:table-row>
        <table:table-row table:style-name="ro1">
          <table:table-cell office:value-type="float" office:value="0.159956" calcext:value-type="float">
            <text:p>0.159956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54" calcext:value-type="float">
            <text:p>154</text:p>
          </table:table-cell>
          <table:table-cell office:value-type="float" office:value="12308" calcext:value-type="float">
            <text:p>12308</text:p>
          </table:table-cell>
          <table:table-cell office:value-type="float" office:value="322742" calcext:value-type="float">
            <text:p>322742</text:p>
          </table:table-cell>
          <table:table-cell table:number-columns-repeated="2"/>
        </table:table-row>
        <table:table-row table:style-name="ro1">
          <table:table-cell office:value-type="float" office:value="0.166165" calcext:value-type="float">
            <text:p>0.166165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45" calcext:value-type="float">
            <text:p>145</text:p>
          </table:table-cell>
          <table:table-cell office:value-type="float" office:value="17128" calcext:value-type="float">
            <text:p>17128</text:p>
          </table:table-cell>
          <table:table-cell office:value-type="float" office:value="570160" calcext:value-type="float">
            <text:p>570160</text:p>
          </table:table-cell>
          <table:table-cell table:number-columns-repeated="2"/>
        </table:table-row>
        <table:table-row table:style-name="ro1">
          <table:table-cell office:value-type="float" office:value="0.160339" calcext:value-type="float">
            <text:p>0.160339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52" calcext:value-type="float">
            <text:p>152</text:p>
          </table:table-cell>
          <table:table-cell office:value-type="float" office:value="5584" calcext:value-type="float">
            <text:p>5584</text:p>
          </table:table-cell>
          <table:table-cell office:value-type="float" office:value="85376" calcext:value-type="float">
            <text:p>85376</text:p>
          </table:table-cell>
          <table:table-cell table:number-columns-repeated="2"/>
        </table:table-row>
        <table:table-row table:style-name="ro1">
          <table:table-cell office:value-type="float" office:value="0.196199" calcext:value-type="float">
            <text:p>0.196199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64" calcext:value-type="float">
            <text:p>164</text:p>
          </table:table-cell>
          <table:table-cell office:value-type="float" office:value="17244" calcext:value-type="float">
            <text:p>17244</text:p>
          </table:table-cell>
          <table:table-cell office:value-type="float" office:value="669702" calcext:value-type="float">
            <text:p>669702</text:p>
          </table:table-cell>
          <table:table-cell table:number-columns-repeated="2"/>
        </table:table-row>
        <table:table-row table:style-name="ro1">
          <table:table-cell office:value-type="float" office:value="0.161476" calcext:value-type="float">
            <text:p>0.161476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61" calcext:value-type="float">
            <text:p>161</text:p>
          </table:table-cell>
          <table:table-cell office:value-type="float" office:value="5646" calcext:value-type="float">
            <text:p>5646</text:p>
          </table:table-cell>
          <table:table-cell office:value-type="float" office:value="154094" calcext:value-type="float">
            <text:p>154094</text:p>
          </table:table-cell>
          <table:table-cell table:number-columns-repeated="2"/>
        </table:table-row>
        <table:table-row table:style-name="ro1">
          <table:table-cell office:value-type="float" office:value="0.150372" calcext:value-type="float">
            <text:p>0.150372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33" calcext:value-type="float">
            <text:p>133</text:p>
          </table:table-cell>
          <table:table-cell office:value-type="float" office:value="15812" calcext:value-type="float">
            <text:p>15812</text:p>
          </table:table-cell>
          <table:table-cell office:value-type="float" office:value="474200" calcext:value-type="float">
            <text:p>474200</text:p>
          </table:table-cell>
          <table:table-cell table:number-columns-repeated="2"/>
        </table:table-row>
        <table:table-row table:style-name="ro1">
          <table:table-cell office:value-type="float" office:value="0.149938" calcext:value-type="float">
            <text:p>0.149938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57" calcext:value-type="float">
            <text:p>157</text:p>
          </table:table-cell>
          <table:table-cell office:value-type="float" office:value="4012" calcext:value-type="float">
            <text:p>4012</text:p>
          </table:table-cell>
          <table:table-cell office:value-type="float" office:value="111016" calcext:value-type="float">
            <text:p>111016</text:p>
          </table:table-cell>
          <table:table-cell table:number-columns-repeated="2"/>
        </table:table-row>
        <table:table-row table:style-name="ro1">
          <table:table-cell office:value-type="float" office:value="0.190555" calcext:value-type="float">
            <text:p>0.190555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77" calcext:value-type="float">
            <text:p>177</text:p>
          </table:table-cell>
          <table:table-cell office:value-type="float" office:value="1624" calcext:value-type="float">
            <text:p>1624</text:p>
          </table:table-cell>
          <table:table-cell office:value-type="float" office:value="51444" calcext:value-type="float">
            <text:p>51444</text:p>
          </table:table-cell>
          <table:table-cell table:number-columns-repeated="2"/>
        </table:table-row>
        <table:table-row table:style-name="ro1">
          <table:table-cell office:value-type="float" office:value="0.178125" calcext:value-type="float">
            <text:p>0.178125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65" calcext:value-type="float">
            <text:p>165</text:p>
          </table:table-cell>
          <table:table-cell office:value-type="float" office:value="7954" calcext:value-type="float">
            <text:p>7954</text:p>
          </table:table-cell>
          <table:table-cell office:value-type="float" office:value="221414" calcext:value-type="float">
            <text:p>221414</text:p>
          </table:table-cell>
          <table:table-cell table:number-columns-repeated="2"/>
        </table:table-row>
        <table:table-row table:style-name="ro1">
          <table:table-cell office:value-type="float" office:value="0.158524" calcext:value-type="float">
            <text:p>0.158524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55" calcext:value-type="float">
            <text:p>155</text:p>
          </table:table-cell>
          <table:table-cell office:value-type="float" office:value="6386" calcext:value-type="float">
            <text:p>6386</text:p>
          </table:table-cell>
          <table:table-cell office:value-type="float" office:value="148456" calcext:value-type="float">
            <text:p>148456</text:p>
          </table:table-cell>
          <table:table-cell table:number-columns-repeated="2"/>
        </table:table-row>
        <table:table-row table:style-name="ro1">
          <table:table-cell office:value-type="float" office:value="0.16257" calcext:value-type="float">
            <text:p>0.16257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66" calcext:value-type="float">
            <text:p>166</text:p>
          </table:table-cell>
          <table:table-cell office:value-type="float" office:value="7432" calcext:value-type="float">
            <text:p>7432</text:p>
          </table:table-cell>
          <table:table-cell office:value-type="float" office:value="226984" calcext:value-type="float">
            <text:p>226984</text:p>
          </table:table-cell>
          <table:table-cell table:number-columns-repeated="2"/>
        </table:table-row>
        <table:table-row table:style-name="ro1">
          <table:table-cell office:value-type="float" office:value="0.197534" calcext:value-type="float">
            <text:p>0.197534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58" calcext:value-type="float">
            <text:p>158</text:p>
          </table:table-cell>
          <table:table-cell office:value-type="float" office:value="16048" calcext:value-type="float">
            <text:p>16048</text:p>
          </table:table-cell>
          <table:table-cell office:value-type="float" office:value="647652" calcext:value-type="float">
            <text:p>647652</text:p>
          </table:table-cell>
          <table:table-cell table:number-columns-repeated="2"/>
        </table:table-row>
        <table:table-row table:style-name="ro1">
          <table:table-cell office:value-type="float" office:value="0.186275" calcext:value-type="float">
            <text:p>0.186275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74" calcext:value-type="float">
            <text:p>174</text:p>
          </table:table-cell>
          <table:table-cell office:value-type="float" office:value="15726" calcext:value-type="float">
            <text:p>15726</text:p>
          </table:table-cell>
          <table:table-cell office:value-type="float" office:value="680520" calcext:value-type="float">
            <text:p>680520</text:p>
          </table:table-cell>
          <table:table-cell table:number-columns-repeated="2"/>
        </table:table-row>
        <table:table-row table:style-name="ro1">
          <table:table-cell office:value-type="float" office:value="0.126832" calcext:value-type="float">
            <text:p>0.126832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31" calcext:value-type="float">
            <text:p>131</text:p>
          </table:table-cell>
          <table:table-cell office:value-type="float" office:value="18726" calcext:value-type="float">
            <text:p>18726</text:p>
          </table:table-cell>
          <table:table-cell office:value-type="float" office:value="786738" calcext:value-type="float">
            <text:p>786738</text:p>
          </table:table-cell>
          <table:table-cell table:number-columns-repeated="2"/>
        </table:table-row>
        <table:table-row table:style-name="ro1">
          <table:table-cell office:value-type="float" office:value="0.158629" calcext:value-type="float">
            <text:p>0.158629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57" calcext:value-type="float">
            <text:p>157</text:p>
          </table:table-cell>
          <table:table-cell office:value-type="float" office:value="10080" calcext:value-type="float">
            <text:p>10080</text:p>
          </table:table-cell>
          <table:table-cell office:value-type="float" office:value="534112" calcext:value-type="float">
            <text:p>534112</text:p>
          </table:table-cell>
          <table:table-cell table:number-columns-repeated="2"/>
        </table:table-row>
        <table:table-row table:style-name="ro1">
          <table:table-cell office:value-type="float" office:value="0.21568" calcext:value-type="float">
            <text:p>0.21568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64" calcext:value-type="float">
            <text:p>164</text:p>
          </table:table-cell>
          <table:table-cell office:value-type="float" office:value="15134" calcext:value-type="float">
            <text:p>15134</text:p>
          </table:table-cell>
          <table:table-cell office:value-type="float" office:value="446850" calcext:value-type="float">
            <text:p>446850</text:p>
          </table:table-cell>
          <table:table-cell table:number-columns-repeated="2"/>
        </table:table-row>
        <table:table-row table:style-name="ro1">
          <table:table-cell office:value-type="float" office:value="0.190035" calcext:value-type="float">
            <text:p>0.190035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75" calcext:value-type="float">
            <text:p>175</text:p>
          </table:table-cell>
          <table:table-cell office:value-type="float" office:value="10454" calcext:value-type="float">
            <text:p>10454</text:p>
          </table:table-cell>
          <table:table-cell office:value-type="float" office:value="415496" calcext:value-type="float">
            <text:p>415496</text:p>
          </table:table-cell>
          <table:table-cell table:number-columns-repeated="2"/>
        </table:table-row>
        <table:table-row table:style-name="ro1">
          <table:table-cell office:value-type="float" office:value="0.158694" calcext:value-type="float">
            <text:p>0.158694</text:p>
          </table:table-cell>
          <table:table-cell office:value-type="float" office:value="16.4" calcext:value-type="float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67" calcext:value-type="float">
            <text:p>167</text:p>
          </table:table-cell>
          <table:table-cell office:value-type="float" office:value="20118" calcext:value-type="float">
            <text:p>20118</text:p>
          </table:table-cell>
          <table:table-cell office:value-type="float" office:value="811956" calcext:value-type="float">
            <text:p>811956</text:p>
          </table:table-cell>
          <table:table-cell table:number-columns-repeated="2"/>
        </table:table-row>
        <table:table-row table:style-name="ro1">
          <table:table-cell office:value-type="float" office:value="0.127773" calcext:value-type="float">
            <text:p>0.127773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141" calcext:value-type="float">
            <text:p>141</text:p>
          </table:table-cell>
          <table:table-cell office:value-type="float" office:value="8852" calcext:value-type="float">
            <text:p>8852</text:p>
          </table:table-cell>
          <table:table-cell office:value-type="float" office:value="239018" calcext:value-type="float">
            <text:p>239018</text:p>
          </table:table-cell>
          <table:table-cell table:number-columns-repeated="2"/>
        </table:table-row>
        <table:table-row table:style-name="ro1">
          <table:table-cell office:value-type="float" office:value="0.160795" calcext:value-type="float">
            <text:p>0.160795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163" calcext:value-type="float">
            <text:p>163</text:p>
          </table:table-cell>
          <table:table-cell office:value-type="float" office:value="8192" calcext:value-type="float">
            <text:p>8192</text:p>
          </table:table-cell>
          <table:table-cell office:value-type="float" office:value="444898" calcext:value-type="float">
            <text:p>444898</text:p>
          </table:table-cell>
          <table:table-cell table:number-columns-repeated="2"/>
        </table:table-row>
        <table:table-row table:style-name="ro1">
          <table:table-cell office:value-type="float" office:value="0.162009" calcext:value-type="float">
            <text:p>0.162009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156" calcext:value-type="float">
            <text:p>156</text:p>
          </table:table-cell>
          <table:table-cell office:value-type="float" office:value="7326" calcext:value-type="float">
            <text:p>7326</text:p>
          </table:table-cell>
          <table:table-cell office:value-type="float" office:value="269380" calcext:value-type="float">
            <text:p>269380</text:p>
          </table:table-cell>
          <table:table-cell table:number-columns-repeated="2"/>
        </table:table-row>
        <table:table-row table:style-name="ro1">
          <table:table-cell office:value-type="float" office:value="0.203791" calcext:value-type="float">
            <text:p>0.203791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1076" calcext:value-type="float">
            <text:p>11076</text:p>
          </table:table-cell>
          <table:table-cell office:value-type="float" office:value="436364" calcext:value-type="float">
            <text:p>436364</text:p>
          </table:table-cell>
          <table:table-cell table:number-columns-repeated="2"/>
        </table:table-row>
        <table:table-row table:style-name="ro1">
          <table:table-cell office:value-type="float" office:value="0.209994" calcext:value-type="float">
            <text:p>0.209994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165" calcext:value-type="float">
            <text:p>165</text:p>
          </table:table-cell>
          <table:table-cell office:value-type="float" office:value="10360" calcext:value-type="float">
            <text:p>10360</text:p>
          </table:table-cell>
          <table:table-cell office:value-type="float" office:value="363636" calcext:value-type="float">
            <text:p>363636</text:p>
          </table:table-cell>
          <table:table-cell table:number-columns-repeated="2"/>
        </table:table-row>
        <table:table-row table:style-name="ro1">
          <table:table-cell office:value-type="float" office:value="0.182555" calcext:value-type="float">
            <text:p>0.182555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172" calcext:value-type="float">
            <text:p>172</text:p>
          </table:table-cell>
          <table:table-cell office:value-type="float" office:value="7586" calcext:value-type="float">
            <text:p>7586</text:p>
          </table:table-cell>
          <table:table-cell office:value-type="float" office:value="182556" calcext:value-type="float">
            <text:p>182556</text:p>
          </table:table-cell>
          <table:table-cell table:number-columns-repeated="2"/>
        </table:table-row>
        <table:table-row table:style-name="ro1">
          <table:table-cell office:value-type="float" office:value="2.97504" calcext:value-type="float">
            <text:p>2.97504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2359" calcext:value-type="float">
            <text:p>2359</text:p>
          </table:table-cell>
          <table:table-cell office:value-type="float" office:value="12088" calcext:value-type="float">
            <text:p>12088</text:p>
          </table:table-cell>
          <table:table-cell office:value-type="float" office:value="289798" calcext:value-type="float">
            <text:p>289798</text:p>
          </table:table-cell>
          <table:table-cell table:number-columns-repeated="2"/>
        </table:table-row>
        <table:table-row table:style-name="ro1">
          <table:table-cell office:value-type="float" office:value="0.168704" calcext:value-type="float">
            <text:p>0.168704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140" calcext:value-type="float">
            <text:p>140</text:p>
          </table:table-cell>
          <table:table-cell office:value-type="float" office:value="17324" calcext:value-type="float">
            <text:p>17324</text:p>
          </table:table-cell>
          <table:table-cell office:value-type="float" office:value="728466" calcext:value-type="float">
            <text:p>728466</text:p>
          </table:table-cell>
          <table:table-cell table:number-columns-repeated="2"/>
        </table:table-row>
        <table:table-row table:style-name="ro1">
          <table:table-cell office:value-type="float" office:value="0.160439" calcext:value-type="float">
            <text:p>0.160439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149" calcext:value-type="float">
            <text:p>149</text:p>
          </table:table-cell>
          <table:table-cell office:value-type="float" office:value="13500" calcext:value-type="float">
            <text:p>13500</text:p>
          </table:table-cell>
          <table:table-cell office:value-type="float" office:value="748678" calcext:value-type="float">
            <text:p>748678</text:p>
          </table:table-cell>
          <table:table-cell table:number-columns-repeated="2"/>
        </table:table-row>
        <table:table-row table:style-name="ro1">
          <table:table-cell office:value-type="float" office:value="0.165434" calcext:value-type="float">
            <text:p>0.165434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157" calcext:value-type="float">
            <text:p>157</text:p>
          </table:table-cell>
          <table:table-cell office:value-type="float" office:value="13840" calcext:value-type="float">
            <text:p>13840</text:p>
          </table:table-cell>
          <table:table-cell office:value-type="float" office:value="547716" calcext:value-type="float">
            <text:p>547716</text:p>
          </table:table-cell>
          <table:table-cell table:number-columns-repeated="2"/>
        </table:table-row>
        <table:table-row table:style-name="ro1">
          <table:table-cell office:value-type="float" office:value="0.177232" calcext:value-type="float">
            <text:p>0.177232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160" calcext:value-type="float">
            <text:p>160</text:p>
          </table:table-cell>
          <table:table-cell office:value-type="float" office:value="21486" calcext:value-type="float">
            <text:p>21486</text:p>
          </table:table-cell>
          <table:table-cell office:value-type="float" office:value="745522" calcext:value-type="float">
            <text:p>745522</text:p>
          </table:table-cell>
          <table:table-cell table:number-columns-repeated="2"/>
        </table:table-row>
        <table:table-row table:style-name="ro1">
          <table:table-cell office:value-type="float" office:value="0.150695" calcext:value-type="float">
            <text:p>0.150695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154" calcext:value-type="float">
            <text:p>154</text:p>
          </table:table-cell>
          <table:table-cell office:value-type="float" office:value="12094" calcext:value-type="float">
            <text:p>12094</text:p>
          </table:table-cell>
          <table:table-cell office:value-type="float" office:value="304282" calcext:value-type="float">
            <text:p>304282</text:p>
          </table:table-cell>
          <table:table-cell table:number-columns-repeated="2"/>
        </table:table-row>
        <table:table-row table:style-name="ro1">
          <table:table-cell office:value-type="float" office:value="0.158871" calcext:value-type="float">
            <text:p>0.158871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148" calcext:value-type="float">
            <text:p>148</text:p>
          </table:table-cell>
          <table:table-cell office:value-type="float" office:value="7266" calcext:value-type="float">
            <text:p>7266</text:p>
          </table:table-cell>
          <table:table-cell office:value-type="float" office:value="386032" calcext:value-type="float">
            <text:p>386032</text:p>
          </table:table-cell>
          <table:table-cell table:number-columns-repeated="2"/>
        </table:table-row>
        <table:table-row table:style-name="ro1">
          <table:table-cell office:value-type="float" office:value="0.167859" calcext:value-type="float">
            <text:p>0.167859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152" calcext:value-type="float">
            <text:p>152</text:p>
          </table:table-cell>
          <table:table-cell office:value-type="float" office:value="16588" calcext:value-type="float">
            <text:p>16588</text:p>
          </table:table-cell>
          <table:table-cell office:value-type="float" office:value="743286" calcext:value-type="float">
            <text:p>743286</text:p>
          </table:table-cell>
          <table:table-cell table:number-columns-repeated="2"/>
        </table:table-row>
        <table:table-row table:style-name="ro1">
          <table:table-cell office:value-type="float" office:value="0.161637" calcext:value-type="float">
            <text:p>0.161637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153" calcext:value-type="float">
            <text:p>153</text:p>
          </table:table-cell>
          <table:table-cell office:value-type="float" office:value="15978" calcext:value-type="float">
            <text:p>15978</text:p>
          </table:table-cell>
          <table:table-cell office:value-type="float" office:value="543190" calcext:value-type="float">
            <text:p>543190</text:p>
          </table:table-cell>
          <table:table-cell table:number-columns-repeated="2"/>
        </table:table-row>
        <table:table-row table:style-name="ro1">
          <table:table-cell office:value-type="float" office:value="0.161163" calcext:value-type="float">
            <text:p>0.161163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148" calcext:value-type="float">
            <text:p>148</text:p>
          </table:table-cell>
          <table:table-cell office:value-type="float" office:value="15662" calcext:value-type="float">
            <text:p>15662</text:p>
          </table:table-cell>
          <table:table-cell office:value-type="float" office:value="502290" calcext:value-type="float">
            <text:p>502290</text:p>
          </table:table-cell>
          <table:table-cell table:number-columns-repeated="2"/>
        </table:table-row>
        <table:table-row table:style-name="ro1">
          <table:table-cell office:value-type="float" office:value="0.154534" calcext:value-type="float">
            <text:p>0.154534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164" calcext:value-type="float">
            <text:p>164</text:p>
          </table:table-cell>
          <table:table-cell office:value-type="float" office:value="13236" calcext:value-type="float">
            <text:p>13236</text:p>
          </table:table-cell>
          <table:table-cell office:value-type="float" office:value="523884" calcext:value-type="float">
            <text:p>523884</text:p>
          </table:table-cell>
          <table:table-cell table:number-columns-repeated="2"/>
        </table:table-row>
        <table:table-row table:style-name="ro1">
          <table:table-cell office:value-type="float" office:value="0.202365" calcext:value-type="float">
            <text:p>0.202365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160" calcext:value-type="float">
            <text:p>160</text:p>
          </table:table-cell>
          <table:table-cell office:value-type="float" office:value="24274" calcext:value-type="float">
            <text:p>24274</text:p>
          </table:table-cell>
          <table:table-cell office:value-type="float" office:value="980820" calcext:value-type="float">
            <text:p>980820</text:p>
          </table:table-cell>
          <table:table-cell table:number-columns-repeated="2"/>
        </table:table-row>
        <table:table-row table:style-name="ro1">
          <table:table-cell office:value-type="float" office:value="0.172592" calcext:value-type="float">
            <text:p>0.172592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161" calcext:value-type="float">
            <text:p>161</text:p>
          </table:table-cell>
          <table:table-cell office:value-type="float" office:value="14856" calcext:value-type="float">
            <text:p>14856</text:p>
          </table:table-cell>
          <table:table-cell office:value-type="float" office:value="722758" calcext:value-type="float">
            <text:p>722758</text:p>
          </table:table-cell>
          <table:table-cell table:number-columns-repeated="2"/>
        </table:table-row>
        <table:table-row table:style-name="ro1">
          <table:table-cell office:value-type="float" office:value="0.157658" calcext:value-type="float">
            <text:p>0.157658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146" calcext:value-type="float">
            <text:p>146</text:p>
          </table:table-cell>
          <table:table-cell office:value-type="float" office:value="9656" calcext:value-type="float">
            <text:p>9656</text:p>
          </table:table-cell>
          <table:table-cell office:value-type="float" office:value="318314" calcext:value-type="float">
            <text:p>318314</text:p>
          </table:table-cell>
          <table:table-cell table:number-columns-repeated="2"/>
        </table:table-row>
        <table:table-row table:style-name="ro1">
          <table:table-cell office:value-type="float" office:value="0.184562" calcext:value-type="float">
            <text:p>0.184562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150" calcext:value-type="float">
            <text:p>150</text:p>
          </table:table-cell>
          <table:table-cell office:value-type="float" office:value="15894" calcext:value-type="float">
            <text:p>15894</text:p>
          </table:table-cell>
          <table:table-cell office:value-type="float" office:value="741360" calcext:value-type="float">
            <text:p>741360</text:p>
          </table:table-cell>
          <table:table-cell table:number-columns-repeated="2"/>
        </table:table-row>
        <table:table-row table:style-name="ro1">
          <table:table-cell office:value-type="float" office:value="0.144214" calcext:value-type="float">
            <text:p>0.144214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152" calcext:value-type="float">
            <text:p>152</text:p>
          </table:table-cell>
          <table:table-cell office:value-type="float" office:value="11056" calcext:value-type="float">
            <text:p>11056</text:p>
          </table:table-cell>
          <table:table-cell office:value-type="float" office:value="541320" calcext:value-type="float">
            <text:p>541320</text:p>
          </table:table-cell>
          <table:table-cell table:number-columns-repeated="2"/>
        </table:table-row>
        <table:table-row table:style-name="ro1">
          <table:table-cell office:value-type="float" office:value="0.159541" calcext:value-type="float">
            <text:p>0.159541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office:value-type="float" office:value="153" calcext:value-type="float">
            <text:p>153</text:p>
          </table:table-cell>
          <table:table-cell office:value-type="float" office:value="10392" calcext:value-type="float">
            <text:p>10392</text:p>
          </table:table-cell>
          <table:table-cell office:value-type="float" office:value="295086" calcext:value-type="float">
            <text:p>295086</text:p>
          </table:table-cell>
          <table:table-cell table:number-columns-repeated="2"/>
        </table:table-row>
        <table:table-row table:style-name="ro1">
          <table:table-cell office:value-type="float" office:value="0.158318" calcext:value-type="float">
            <text:p>0.158318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office:value-type="float" office:value="146" calcext:value-type="float">
            <text:p>146</text:p>
          </table:table-cell>
          <table:table-cell office:value-type="float" office:value="13572" calcext:value-type="float">
            <text:p>13572</text:p>
          </table:table-cell>
          <table:table-cell office:value-type="float" office:value="428362" calcext:value-type="float">
            <text:p>428362</text:p>
          </table:table-cell>
          <table:table-cell table:number-columns-repeated="2"/>
        </table:table-row>
        <table:table-row table:style-name="ro1">
          <table:table-cell office:value-type="float" office:value="0.171658" calcext:value-type="float">
            <text:p>0.171658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office:value-type="float" office:value="153" calcext:value-type="float">
            <text:p>153</text:p>
          </table:table-cell>
          <table:table-cell office:value-type="float" office:value="13868" calcext:value-type="float">
            <text:p>13868</text:p>
          </table:table-cell>
          <table:table-cell office:value-type="float" office:value="469234" calcext:value-type="float">
            <text:p>469234</text:p>
          </table:table-cell>
          <table:table-cell table:number-columns-repeated="2"/>
        </table:table-row>
        <table:table-row table:style-name="ro1">
          <table:table-cell office:value-type="float" office:value="0.255259" calcext:value-type="float">
            <text:p>0.255259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office:value-type="float" office:value="215" calcext:value-type="float">
            <text:p>215</text:p>
          </table:table-cell>
          <table:table-cell office:value-type="float" office:value="6922" calcext:value-type="float">
            <text:p>6922</text:p>
          </table:table-cell>
          <table:table-cell office:value-type="float" office:value="292442" calcext:value-type="float">
            <text:p>29244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Fallos en 1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iempo medio test</text:p>
          </table:table-cell>
          <table:table-cell table:formula="of:=AVERAGE([.A1:.A100])" office:value-type="float" office:value="1.22244146" calcext:value-type="float">
            <text:p>1.2224414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iempo en trayectoria</text:p>
          </table:table-cell>
          <table:table-cell table:formula="of:=AVERAGE([.B17:.B100])" office:value-type="float" office:value="16.4714285714285" calcext:value-type="float">
            <text:p>16.471428571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ste medio acierto</text:p>
          </table:table-cell>
          <table:table-cell table:formula="of:=AVERAGE([.F17:.F100])" office:value-type="float" office:value="495407.642857143" calcext:value-type="float">
            <text:p>495407.642857143</text:p>
          </table:table-cell>
        </table:table-row>
      </table:table>
      <table:named-expressions/>
      <table:database-ranges>
        <table:database-range table:name="__Anonymous_Sheet_DB__0" table:target-range-address="test_1_b_rrt_results_in_straight_section_1.A1:test_1_b_rrt_results_in_straight_section_1.F10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2T12:38:44.244375654</dc:date>
    <meta:editing-duration>PT50S</meta:editing-duration>
    <meta:editing-cycles>1</meta:editing-cycles>
    <meta:document-statistic meta:table-count="1" meta:cell-count="608" meta:object-count="0"/>
    <meta:generator>LibreOffice/5.1.6.2$Linux_X86_64 LibreOffice_project/10m0$Build-2</meta:generator>
  </office:meta>
</office:document-meta>
</file>